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6.304cm" fo:margin-left="0.159cm" table:align="left"/>
    </style:style>
    <style:style style:name="Tabla1.A" style:family="table-column">
      <style:table-column-properties style:column-width="4.597cm"/>
    </style:style>
    <style:style style:name="Tabla1.B" style:family="table-column">
      <style:table-column-properties style:column-width="8.539cm"/>
    </style:style>
    <style:style style:name="Tabla1.C" style:family="table-column">
      <style:table-column-properties style:column-width="3.168cm"/>
    </style:style>
    <style:style style:name="Tabla1.A1" style:family="table-cell">
      <style:table-cell-properties style:vertical-align="middle" fo:background-color="#f1f3f4" fo:padding-left="0cm" fo:padding-right="0.176cm" fo:padding-top="0.176cm" fo:padding-bottom="0.176cm" fo:border-left="none" fo:border-right="1pt solid #bdc1c6" fo:border-top="1pt solid #bdc1c6" fo:border-bottom="1pt solid #bdc1c6">
        <style:background-image/>
      </style:table-cell-properties>
    </style:style>
    <style:style style:name="Tabla1.B1" style:family="table-cell">
      <style:table-cell-properties style:vertical-align="middle" fo:background-color="#f1f3f4" fo:padding="0.176cm" fo:border="1pt solid #bdc1c6">
        <style:background-image/>
      </style:table-cell-properties>
    </style:style>
    <style:style style:name="Tabla1.A2"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2" style:family="table-cell">
      <style:table-cell-properties style:vertical-align="middle" fo:padding="0.176cm" fo:border="1pt solid #bdc1c6"/>
    </style:style>
    <style:style style:name="Tabla1.C2" style:family="table-cell">
      <style:table-cell-properties style:vertical-align="middle" fo:padding="0.176cm" fo:border="1pt solid #bdc1c6"/>
    </style:style>
    <style:style style:name="Tabla1.A3"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3" style:family="table-cell">
      <style:table-cell-properties style:vertical-align="middle" fo:padding="0.176cm" fo:border="1pt solid #bdc1c6"/>
    </style:style>
    <style:style style:name="Tabla1.C3" style:family="table-cell">
      <style:table-cell-properties style:vertical-align="middle" fo:padding="0.176cm" fo:border="1pt solid #bdc1c6"/>
    </style:style>
    <style:style style:name="Tabla1.A4"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4" style:family="table-cell">
      <style:table-cell-properties style:vertical-align="middle" fo:padding="0.176cm" fo:border="1pt solid #bdc1c6"/>
    </style:style>
    <style:style style:name="Tabla1.C4" style:family="table-cell">
      <style:table-cell-properties style:vertical-align="middle" fo:padding="0.176cm" fo:border="1pt solid #bdc1c6"/>
    </style:style>
    <style:style style:name="Tabla1.A5"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5" style:family="table-cell">
      <style:table-cell-properties style:vertical-align="middle" fo:padding="0.176cm" fo:border="1pt solid #bdc1c6"/>
    </style:style>
    <style:style style:name="Tabla1.C5" style:family="table-cell">
      <style:table-cell-properties style:vertical-align="middle" fo:padding="0.176cm" fo:border="1pt solid #bdc1c6"/>
    </style:style>
    <style:style style:name="Tabla1.A6"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6" style:family="table-cell">
      <style:table-cell-properties style:vertical-align="middle" fo:padding="0.176cm" fo:border="1pt solid #bdc1c6"/>
    </style:style>
    <style:style style:name="Tabla1.C6" style:family="table-cell">
      <style:table-cell-properties style:vertical-align="middle" fo:padding="0.176cm" fo:border="1pt solid #bdc1c6"/>
    </style:style>
    <style:style style:name="Tabla1.A7"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7" style:family="table-cell">
      <style:table-cell-properties style:vertical-align="middle" fo:padding="0.176cm" fo:border="1pt solid #bdc1c6"/>
    </style:style>
    <style:style style:name="Tabla1.C7" style:family="table-cell">
      <style:table-cell-properties style:vertical-align="middle" fo:padding="0.176cm" fo:border="1pt solid #bdc1c6"/>
    </style:style>
    <style:style style:name="Tabla1.A8"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8" style:family="table-cell">
      <style:table-cell-properties style:vertical-align="middle" fo:padding="0.176cm" fo:border="1pt solid #bdc1c6"/>
    </style:style>
    <style:style style:name="Tabla1.C8" style:family="table-cell">
      <style:table-cell-properties style:vertical-align="middle" fo:padding="0.176cm" fo:border="1pt solid #bdc1c6"/>
    </style:style>
    <style:style style:name="Tabla1.A9"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9" style:family="table-cell">
      <style:table-cell-properties style:vertical-align="middle" fo:padding="0.176cm" fo:border="1pt solid #bdc1c6"/>
    </style:style>
    <style:style style:name="Tabla1.C9" style:family="table-cell">
      <style:table-cell-properties style:vertical-align="middle" fo:padding="0.176cm" fo:border="1pt solid #bdc1c6"/>
    </style:style>
    <style:style style:name="Tabla1.A10"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10" style:family="table-cell">
      <style:table-cell-properties style:vertical-align="middle" fo:padding="0.176cm" fo:border="1pt solid #bdc1c6"/>
    </style:style>
    <style:style style:name="Tabla1.C10" style:family="table-cell">
      <style:table-cell-properties style:vertical-align="middle" fo:padding="0.176cm" fo:border="1pt solid #bdc1c6"/>
    </style:style>
    <style:style style:name="Tabla1.A11"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11" style:family="table-cell">
      <style:table-cell-properties style:vertical-align="middle" fo:padding="0.176cm" fo:border="1pt solid #bdc1c6"/>
    </style:style>
    <style:style style:name="Tabla1.C11" style:family="table-cell">
      <style:table-cell-properties style:vertical-align="middle" fo:padding="0.176cm" fo:border="1pt solid #bdc1c6"/>
    </style:style>
    <style:style style:name="Tabla1.A12"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12" style:family="table-cell">
      <style:table-cell-properties style:vertical-align="middle" fo:padding="0.176cm" fo:border="1pt solid #bdc1c6"/>
    </style:style>
    <style:style style:name="Tabla1.C12" style:family="table-cell">
      <style:table-cell-properties style:vertical-align="middle" fo:padding="0.176cm" fo:border="1pt solid #bdc1c6"/>
    </style:style>
    <style:style style:name="Tabla1.A13" style:family="table-cell">
      <style:table-cell-properties style:vertical-align="middle" fo:padding-left="0cm" fo:padding-right="0.176cm" fo:padding-top="0.176cm" fo:padding-bottom="0.176cm" fo:border-left="none" fo:border-right="1pt solid #bdc1c6" fo:border-top="1pt solid #bdc1c6" fo:border-bottom="1pt solid #bdc1c6"/>
    </style:style>
    <style:style style:name="Tabla1.B13" style:family="table-cell">
      <style:table-cell-properties style:vertical-align="middle" fo:padding="0.176cm" fo:border="1pt solid #bdc1c6"/>
    </style:style>
    <style:style style:name="Tabla1.C13" style:family="table-cell">
      <style:table-cell-properties style:vertical-align="middle" fo:padding="0.176cm" fo:border="1pt solid #bdc1c6"/>
    </style:style>
    <style:style style:name="P1" style:family="paragraph" style:parent-style-name="Standard">
      <style:text-properties officeooo:rsid="00068810" officeooo:paragraph-rsid="00068810"/>
    </style:style>
    <style:style style:name="P2" style:family="paragraph" style:parent-style-name="Standard">
      <style:paragraph-properties fo:text-align="center" style:justify-single-word="false"/>
      <style:text-properties officeooo:rsid="00068810" officeooo:paragraph-rsid="00068810"/>
    </style:style>
    <style:style style:name="P3" style:family="paragraph" style:parent-style-name="Standard">
      <style:paragraph-properties fo:text-align="center" style:justify-single-word="false"/>
      <style:text-properties fo:font-size="24pt" fo:font-weight="bold" officeooo:rsid="00068810" officeooo:paragraph-rsid="00068810" style:font-size-asian="24pt" style:font-weight-asian="bold" style:font-size-complex="24pt" style:font-weight-complex="bold"/>
    </style:style>
    <style:style style:name="P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68810" style:text-blinking="false" fo:background-color="transparent"/>
    </style:style>
    <style:style style:name="P1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68810" style:text-blinking="false" fo:background-color="transparent" style:font-weight-asian="bold" style:font-weight-complex="bold"/>
    </style:style>
    <style:style style:name="P12" style:family="paragraph" style:parent-style-name="Text_20_body">
      <style:paragraph-properties fo:margin-top="0cm" fo:margin-bottom="0cm" style:contextual-spacing="false" fo:line-height="120%" fo:text-align="justify" style:justify-single-word="false" style:writing-mode="lr-tb"/>
    </style:style>
    <style:style style:name="P13" style:family="paragraph" style:parent-style-name="Text_20_body">
      <style:paragraph-properties fo:margin-left="0.159cm" fo:margin-right="0cm" fo:text-align="center" style:justify-single-word="false" fo:text-indent="0cm" style:auto-text-indent="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weight="normal" style:font-weight-asian="normal" style:font-weight-complex="normal"/>
    </style:style>
    <style:style style:name="T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officeooo:rsid="00068810" style:text-blinking="false" fo:background-color="transparent" loext:char-shading-value="0"/>
    </style:style>
    <style:style style:name="T5" style:family="text">
      <style:text-properties fo:font-weight="normal" style:font-weight-asian="normal" style:font-weight-complex="normal"/>
    </style:style>
    <style:style style:name="T6" style:family="text">
      <style:text-properties fo:font-weight="normal" officeooo:rsid="00068810" style:font-weight-asian="normal" style:font-weight-complex="normal"/>
    </style:style>
    <style:style style:name="T7" style:family="text">
      <style:text-properties officeooo:rsid="00068810"/>
    </style:style>
    <style:style style:name="T8" style:family="text">
      <style:text-properties officeooo:rsid="0006881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77931357-7fff-8ccb-a88d-6d6dc9ee1250"/>ORDENADOR PARA PROGRAMADORES</text:p>
      <text:p text:style-name="P1"/>
      <text:p text:style-name="P2"/>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6">componentes</text:p>
            </table:table-cell>
            <table:table-cell table:style-name="Tabla1.B1" office:value-type="string">
              <text:p text:style-name="P6">nombre </text:p>
            </table:table-cell>
            <table:table-cell table:style-name="Tabla1.B1" office:value-type="string">
              <text:p text:style-name="P6">precio </text:p>
            </table:table-cell>
          </table:table-row>
        </table:table-header-rows>
        <table:table-row>
          <table:table-cell table:style-name="Tabla1.A2" office:value-type="string">
            <text:p text:style-name="P4">Monitor</text:p>
          </table:table-cell>
          <table:table-cell table:style-name="Tabla1.B2" office:value-type="string">
            <text:p text:style-name="P4">Asus VS197DE 19" LED</text:p>
          </table:table-cell>
          <table:table-cell table:style-name="Tabla1.C2" office:value-type="string">
            <text:p text:style-name="P4">87,99€</text:p>
          </table:table-cell>
        </table:table-row>
        <table:table-row>
          <table:table-cell table:style-name="Tabla1.A3" office:value-type="string">
            <text:p text:style-name="P4">Teclado</text:p>
          </table:table-cell>
          <table:table-cell table:style-name="Tabla1.B3" office:value-type="string">
            <text:p text:style-name="P4">Cool Miami Teclado USB</text:p>
          </table:table-cell>
          <table:table-cell table:style-name="Tabla1.C3" office:value-type="string">
            <text:p text:style-name="P4">5,99€</text:p>
          </table:table-cell>
        </table:table-row>
        <table:table-row>
          <table:table-cell table:style-name="Tabla1.A4" office:value-type="string">
            <text:p text:style-name="P4">Ratón</text:p>
          </table:table-cell>
          <table:table-cell table:style-name="Tabla1.B4" office:value-type="string">
            <text:p text:style-name="P4">Logitech M90 USB</text:p>
          </table:table-cell>
          <table:table-cell table:style-name="Tabla1.C4" office:value-type="string">
            <text:p text:style-name="P4">6,39€</text:p>
          </table:table-cell>
        </table:table-row>
        <table:table-row>
          <table:table-cell table:style-name="Tabla1.A5" office:value-type="string">
            <text:p text:style-name="P4">Procesador</text:p>
          </table:table-cell>
          <table:table-cell table:style-name="Tabla1.B5" office:value-type="string">
            <text:p text:style-name="P4">Intel Core i7-12700F 4.9 GHz</text:p>
          </table:table-cell>
          <table:table-cell table:style-name="Tabla1.C5" office:value-type="string">
            <text:p text:style-name="P4">396,99€</text:p>
          </table:table-cell>
        </table:table-row>
        <table:table-row>
          <table:table-cell table:style-name="Tabla1.A6" office:value-type="string">
            <text:p text:style-name="P4">Placa base</text:p>
          </table:table-cell>
          <table:table-cell table:style-name="Tabla1.B6" office:value-type="string">
            <text:p text:style-name="P4">ASUS PRIME B660-PLUS D4</text:p>
          </table:table-cell>
          <table:table-cell table:style-name="Tabla1.C6" office:value-type="string">
            <text:p text:style-name="P4">127,90€</text:p>
          </table:table-cell>
        </table:table-row>
        <table:table-row>
          <table:table-cell table:style-name="Tabla1.A7" office:value-type="string">
            <text:p text:style-name="P4">Memoria RAM</text:p>
          </table:table-cell>
          <table:table-cell table:style-name="Tabla1.B7" office:value-type="string">
            <text:p text:style-name="P4">Corsair Vengeance LPX DDR4 3200MHz x2</text:p>
          </table:table-cell>
          <table:table-cell table:style-name="Tabla1.C7" office:value-type="string">
            <text:p text:style-name="P4">262,04€</text:p>
          </table:table-cell>
        </table:table-row>
        <table:table-row>
          <table:table-cell table:style-name="Tabla1.A8" office:value-type="string">
            <text:p text:style-name="P4">Tarjeta Gráfica</text:p>
          </table:table-cell>
          <table:table-cell table:style-name="Tabla1.B8" office:value-type="string">
            <text:p text:style-name="P4">Zotac GeForce GT730</text:p>
          </table:table-cell>
          <table:table-cell table:style-name="Tabla1.C8" office:value-type="string">
            <text:p text:style-name="P4">116,30€</text:p>
          </table:table-cell>
        </table:table-row>
        <table:table-row>
          <table:table-cell table:style-name="Tabla1.A9" office:value-type="string">
            <text:p text:style-name="P4">Fuente de alimentación</text:p>
          </table:table-cell>
          <table:table-cell table:style-name="Tabla1.B9" office:value-type="string">
            <text:p text:style-name="P4">L-Link Fuente de Alimentación ATX 500W</text:p>
          </table:table-cell>
          <table:table-cell table:style-name="Tabla1.C9" office:value-type="string">
            <text:p text:style-name="P4">17,77€</text:p>
          </table:table-cell>
        </table:table-row>
        <table:table-row>
          <table:table-cell table:style-name="Tabla1.A10" office:value-type="string">
            <text:p text:style-name="P4">Disipador</text:p>
          </table:table-cell>
          <table:table-cell table:style-name="Tabla1.B10" office:value-type="string">
            <text:p text:style-name="P4">Noctua NH-D15</text:p>
          </table:table-cell>
          <table:table-cell table:style-name="Tabla1.C10" office:value-type="string">
            <text:p text:style-name="P4">99,90€</text:p>
          </table:table-cell>
        </table:table-row>
        <table:table-row>
          <table:table-cell table:style-name="Tabla1.A11" office:value-type="string">
            <text:p text:style-name="P4">SSD</text:p>
          </table:table-cell>
          <table:table-cell table:style-name="Tabla1.B11" office:value-type="string">
            <text:p text:style-name="P4">Samsung 980 Pro SSD 500GB</text:p>
          </table:table-cell>
          <table:table-cell table:style-name="Tabla1.C11" office:value-type="string">
            <text:p text:style-name="P4">94,99€</text:p>
          </table:table-cell>
        </table:table-row>
        <table:table-row>
          <table:table-cell table:style-name="Tabla1.A12" office:value-type="string">
            <text:p text:style-name="P4">Caja </text:p>
          </table:table-cell>
          <table:table-cell table:style-name="Tabla1.B12" office:value-type="string">
            <text:p text:style-name="P4">Mars Gaming MCM USB 3.0</text:p>
          </table:table-cell>
          <table:table-cell table:style-name="Tabla1.C12" office:value-type="string">
            <text:p text:style-name="P4">30,99€</text:p>
          </table:table-cell>
        </table:table-row>
        <table:table-row>
          <table:table-cell table:style-name="Tabla1.A13" office:value-type="string">
            <text:p text:style-name="P4">Total</text:p>
          </table:table-cell>
          <table:table-cell table:style-name="Tabla1.B13" office:value-type="string">
            <text:p text:style-name="P5"/>
          </table:table-cell>
          <table:table-cell table:style-name="Tabla1.C13" office:value-type="string">
            <text:p text:style-name="P4">1237,25€</text:p>
          </table:table-cell>
        </table:table-row>
      </table:table>
      <text:p text:style-name="P13"/>
      <text:p text:style-name="P8">Monitor: </text:p>
      <text:p text:style-name="P12"><text:a xlink:type="simple" xlink:href="https://www.pccomponentes.com/asus-vs197de-19---led?gclid=Cj0KCQjwhY-aBhCUARIsALNIC04PkUSah5INpZStUj7WDaqp_6vo_gEEotL3m8UVofMpqfkhzVJ_mIgaAklgEALw_wcB" text:style-name="Internet_20_link" text:visited-style-name="Visited_20_Internet_20_Link"><text:span text:style-name="T1">https://www.pccomponentes.com/asus-vs197de-19---led?gclid=Cj0KCQjwhY-aBhCUARIsALNIC04PkUSah5INpZStUj7WDaqp_6vo_gEEotL3m8UVofMpqfkhzVJ_mIgaAklgEALw_wcB</text:span></text:a></text:p>
      <text:p text:style-name="P12"><text:span text:style-name="T1"/></text:p>
      <text:p text:style-name="P9">Teclado</text:p>
      <text:p text:style-name="P12"><text:a xlink:type="simple" xlink:href="https://www.pccomponentes.com/cool-miami-teclado-usb-negro" text:style-name="Internet_20_link" text:visited-style-name="Visited_20_Internet_20_Link"><text:span text:style-name="T1">https://www.pccomponentes.com/cool-miami-teclado-usb-negro</text:span></text:a></text:p>
      <text:p text:style-name="P12"><text:span text:style-name="T2"/></text:p>
      <text:p text:style-name="P12"><text:span text:style-name="T2">Ratón</text:span></text:p>
      <text:p text:style-name="P12"><text:a xlink:type="simple" xlink:href="https://www.pccomponentes.com/logitech-m90-usb" text:style-name="Internet_20_link" text:visited-style-name="Visited_20_Internet_20_Link"><text:span text:style-name="T1">https://www.pccomponentes.com/logitech-m90-usb</text:span></text:a></text:p>
      <text:p text:style-name="P12"><text:span text:style-name="T1"/></text:p>
      <text:p text:style-name="P11">Procesador <text:span text:style-name="T7">o </text:span>CPU <text:span text:style-name="T7">(</text:span>Unidad central de procesamiento<text:span text:style-name="T7">)</text:span>:</text:p>
      <text:p text:style-name="P7">Es la parte responsable de procesar toda la información que se hace pasar por la computadora. E<text:span text:style-name="T7">s decir</text:span>, es una pieza capaz de leer lenguaje de máquina y llevar a cabo un<text:span text:style-name="T7">a</text:span> <text:span text:style-name="T7">cantidad abismal </text:span>de operaciones matemáticas en poco tiempo. </text:p>
      <text:p text:style-name="P7">Dichas operaciones son las que luego se traducen en datos o información de valor para los seres humanos. Debido a la importante función del microprocesador, es comúnmente reconocido como el cerebro del ordenador, ya que es capaz de controlar el hardware y el software del computador. </text:p>
      <text:p text:style-name="P7"/>
      <text:p text:style-name="P12"><text:a xlink:type="simple" xlink:href="https://www.pccomponentes.com/intel-core-i7-12700f-49-ghz?gclid=Cj0KCQjwhY-aBhCUARIsALNIC04txnygdxoNXpPjzw58tTWQ-kJGkMdGrslNSecMMQhin2qTe094gaUaAhRSEALw_wcB" text:style-name="Internet_20_link" text:visited-style-name="Visited_20_Internet_20_Link"><text:soft-page-break/><text:span text:style-name="T1">https://www.pccomponentes.com/intel-core-i7-12700f-49-ghz?gclid=Cj0KCQjwhY-aBhCUARIsALNIC04txnygdxoNXpPjzw58tTWQ-kJGkMdGrslNSecMMQhin2qTe094gaUaAhRSEALw_wcB</text:span></text:a></text:p>
      <text:p text:style-name="P12"><text:span text:style-name="T1"/></text:p>
      <text:p text:style-name="P9">Placa base</text:p>
      <text:p text:style-name="P7">Es una pieza conformada por una serie de chips y circuitos integrados d<text:span text:style-name="T7">ó</text:span>nde se conectan el resto de las partes vitales de un ordenador. Estos puertos de conexión son conocidos como slots.</text:p>
      <text:p text:style-name="P7"><text:span text:style-name="T7">L</text:span>a placa base es uno de los componentes más importantes de cualquier ordenador, ya que en ella se conecta el procesador, las unidades de almacenamiento, la memoria RAM y otros elementos más. La tarjeta madre también cuenta con una memoria ROM integrada en la cual se almacena la BIOS, una serie de datos que permite el arranque del ordenador, así como también hace posible que el equipo reconozca cualquier periférico o componente que se conecte a la misma.</text:p>
      <text:p text:style-name="P7"/>
      <text:p text:style-name="P12"><text:a xlink:type="simple" xlink:href="https://www.pccomponentes.com/asus-prime-b660-plus-d4" text:style-name="Internet_20_link" text:visited-style-name="Visited_20_Internet_20_Link"><text:span text:style-name="T1">https://www.pccomponentes.com/asus-prime-b660-plus-d4</text:span></text:a></text:p>
      <text:p text:style-name="P14"/>
      <text:p text:style-name="P10">Memoria RAM <text:span text:style-name="T7">(</text:span><text:span text:style-name="T8">Memoria de Acceso Aleatorio)</text:span></text:p>
      <text:p text:style-name="P7">La memoria RAM es un tipo de memoria capaz de almacenar datos y resultados cuyo uso será temporal. De esta manera, <text:span text:style-name="T7">después </text:span>de que el microprocesador <text:span text:style-name="T7">analice la</text:span> información y arroj<text:span text:style-name="T7">e</text:span> resultados, es la memoria RAM quien se encarga de guardar dichos resultados. Debido a esta función, la memoria RAM es considerada una memoria de tipo operativa. </text:p>
      <text:p text:style-name="P7">Al iniciar un software de aplicación en cualquier computadora, el procesador empieza a procesar una serie de datos digitales referentes a las instrucciones de funcionamiento de dicho software. Inmediatamente, cuando el programa empieza a ser utilizado, la memoria RAM almacena toda la información referente a este uso y la envía al procesador para que éste los “procese”. Este trabajo cíclico entre memoria RAM y procesador es el que hace funcionar las computadoras de la forma tal y como conocemos. </text:p>
      <text:p text:style-name="P12"><text:a xlink:type="simple" xlink:href="https://www.pccomponentes.com/corsair-vengeance-lpx-ddr4-3200mhz-pc4-25600-64gb-2x32gb-cl16?gclid=Cj0KCQjwhY-aBhCUARIsALNIC05eScQXMdknPqEGWqn8R4FNnxPFL1FOogDFIj5JlRudaaVUPgDQ9yQaAif-EALw_wcB" text:style-name="Internet_20_link" text:visited-style-name="Visited_20_Internet_20_Link"><text:span text:style-name="T1">https://www.pccomponentes.com/corsair-vengeance-lpx-ddr4-3200mhz-pc4-25600-64gb-2x32gb-cl16?gclid=Cj0KCQjwhY-aBhCUARIsALNIC05eScQXMdknPqEGWqn8R4FNnxPFL1FOogDFIj5JlRudaaVUPgDQ9yQaAif-EALw_wcB</text:span></text:a></text:p>
      <text:p text:style-name="P12"><text:span text:style-name="T2"/></text:p>
      <text:p text:style-name="P12"><text:span text:style-name="T2">Tarjeta Gráfica</text:span></text:p>
      <text:p text:style-name="P12"><text:a xlink:type="simple" xlink:href="https://www.pccomponentes.com/zotac-geforce-gt730-zone-edition-4gb-gddr3" text:style-name="Internet_20_link" text:visited-style-name="Visited_20_Internet_20_Link"><text:span text:style-name="T1">https://www.pccomponentes.com/zotac-geforce-gt730-zone-edition-4gb-gddr3</text:span></text:a></text:p>
      <text:p text:style-name="P12"><text:span text:style-name="T2"/></text:p>
      <text:p text:style-name="P12"><text:span text:style-name="T2">Fuente de alimentación</text:span></text:p>
      <text:p text:style-name="P12"><text:a xlink:type="simple" xlink:href="https://www.pccomponentes.com/l-link-fuente-de-alimentaci-n-atx-500w" text:style-name="Internet_20_link" text:visited-style-name="Visited_20_Internet_20_Link"><text:span text:style-name="T1">https://www.pccomponentes.com/l-link-fuente-de-alimentaci-n-atx-500w</text:span></text:a></text:p>
      <text:p text:style-name="P12"><text:span text:style-name="T2"/></text:p>
      <text:p text:style-name="P12"><text:span text:style-name="T2">Disipador:</text:span></text:p>
      <text:p text:style-name="P12"><text:a xlink:type="simple" xlink:href="https://www.pccomponentes.com/noctua-nh-d15?gclid=Cj0KCQjwhY-aBhCUARIsALNIC07FsxT5b3LZMtoOIcXuttU5fqvH3stsrD3ACfbPRO1X9rW7_Uzgr5waAr9kEALw_wcB" text:style-name="Internet_20_link" text:visited-style-name="Visited_20_Internet_20_Link"><text:span text:style-name="T1">https://www.pccomponentes.com/noctua-nh-d15?gclid=Cj0KCQjwhY-aBhCUARIsALNIC07FsxT5b3LZMtoOIcXuttU5fqvH3stsrD3ACfbPRO1X9rW7_Uzgr5waAr9kEALw_wcB</text:span></text:a></text:p>
      <text:p text:style-name="P12"><text:span text:style-name="T2"/></text:p>
      <text:p text:style-name="P12"><text:span text:style-name="T2">SSD:</text:span></text:p>
      <text:p text:style-name="P15"><text:span text:style-name="T3">El disco duro, HDD o disco rígido, es un dispositivo empleado por el </text:span><text:span text:style-name="T4">ordenador</text:span><text:span text:style-name="T3"> para guardar todo tipo de archivos y datos digitales en distintos formatos. En este sentido, la función principal de un disco duro no es otra que guardar la información de interés para el usuario, la cual puede ir desde archivos de texto y multimedia, hasta software y otro tipo de contenido.</text:span></text:p>
      <text:p text:style-name="P15"><text:soft-page-break/><text:span text:style-name="T3">Estos dispositivos cuentan con la capacidad de almacenar la información que se almacena en él por un tiempo indefinido, por lo que al apagar el ordenador, los archivos siguen guardados en el disco duro. Esto es posible debido a que un disco duro posee un disco rígido interno fabricado en aluminio, siendo ésta la pieza utilizada para almacenar los datos de manera</text:span></text:p>
      <text:p text:style-name="P15"><text:span text:style-name="T3"><text:s/>similar a como lo haría un CD normal. A pesar de esta similitud, en un disco duro es posible borrar y almacenar archivos un sinfín de veces.</text:span></text:p>
      <text:p text:style-name="P12"><text:a xlink:type="simple" xlink:href="https://www.pccomponentes.com/samsung-980-pro-ssd-500gb-pcie-nvme-m2?campaigntype=pmax&amp;gclid=Cj0KCQjwhY-aBhCUARIsALNIC04wZYfl7jiMeNPky2gW-uO8g38gmzKeOD5O2PHS7jUbMKBkW0cKB6QaAoWkEALw_wcB" text:style-name="Internet_20_link" text:visited-style-name="Visited_20_Internet_20_Link"><text:span text:style-name="T1">https://www.pccomponentes.com/samsung-980-pro-ssd-500gb-pcie-nvme-m2?campaigntype=pmax&amp;gclid=Cj0KCQjwhY-aBhCUARIsALNIC04wZYfl7jiMeNPky2gW-uO8g38gmzKeOD5O2PHS7jUbMKBkW0cKB6QaAoWkEALw_wcB</text:span></text:a></text:p>
      <text:p text:style-name="P12"><text:span text:style-name="T2"/></text:p>
      <text:p text:style-name="P12"><text:span text:style-name="T2">Caja:</text:span></text:p>
      <text:p text:style-name="P12"><text:a xlink:type="simple" xlink:href="https://www.pccomponentes.com/mars-gaming-mcm-usb-30-con-ventana-negra" text:style-name="Internet_20_link" text:visited-style-name="Visited_20_Internet_20_Link"><text:span text:style-name="T1">https://www.pccomponentes.com/mars-gaming-mcm-usb-30-con-ventana-negra</text:span></text:a></text:p>
      <text:p text:style-name="P14"><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3T10:56:50.897000000</dc:date>
    <meta:editing-duration>PT1H28M45S</meta:editing-duration>
    <meta:editing-cycles>1</meta:editing-cycles>
    <meta:document-statistic meta:table-count="1" meta:image-count="0" meta:object-count="0" meta:page-count="3" meta:paragraph-count="71" meta:word-count="606" meta:character-count="4749" meta:non-whitespace-character-count="4204"/>
    <meta:generator>LibreOffice/7.4.1.2$Windows_X86_64 LibreOffice_project/3c58a8f3a960df8bc8fd77b461821e42c061c5f0</meta:generator>
  </office:meta>
</office:document-meta>
</file>